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imSun" svg:font-family="SimSun"/>
    <style:font-face style:name="Arial" svg:font-family="Arial" style:font-family-generic="swiss"/>
    <style:font-face style:name="Arial Unicode MS" svg:font-family="'Arial Unicode M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start" style:justify-single-word="false"/>
      <style:text-properties fo:language="en" fo:country="GB" style:font-name-asian="Arial Unicode MS" style:font-name-complex="Times New Roman"/>
    </style:style>
    <style:style style:name="P5" style:family="paragraph" style:parent-style-name="Standard">
      <style:paragraph-properties fo:text-align="start" style:justify-single-word="false"/>
      <style:text-properties style:font-name="Times New Roman" fo:language="en" fo:country="GB" style:font-name-asian="Arial Unicode MS" style:font-name-complex="Times New Roman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GB" style:font-name-asian="Arial Unicode MS" style:font-name-complex="Times New Roman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GB" officeooo:rsid="001abe9e" officeooo:paragraph-rsid="001abe9e" style:font-name-asian="Arial Unicode MS" style:font-name-complex="Times New Roman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GB" officeooo:rsid="001ea0ae" officeooo:paragraph-rsid="001ea0ae" style:font-name-asian="Arial Unicode MS" style:font-name-complex="Times New Roman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abe9e" officeooo:paragraph-rsid="001abe9e"/>
    </style:style>
    <style:style style:name="P12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style:font-name="Times New Roman" fo:language="en" fo:country="GB" style:font-name-asian="Arial Unicode MS" style:font-name-complex="Times New Roman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language="en" fo:country="GB" style:font-name-complex="Times New Roman"/>
    </style:style>
    <style:style style:name="P14" style:family="paragraph" style:parent-style-name="Standard" style:list-style-name="WW8Num1">
      <style:paragraph-properties fo:margin-left="0.741cm" fo:margin-right="0cm" fo:text-align="start" style:justify-single-word="false" fo:text-indent="-0.741cm" style:auto-text-indent="false">
        <style:tab-stops>
          <style:tab-stop style:position="0.741cm"/>
        </style:tab-stops>
      </style:paragraph-properties>
      <style:text-properties style:font-name="Times New Roman" fo:language="en" fo:country="GB" style:font-name-complex="Times New Roman"/>
    </style:style>
    <style:style style:name="P15" style:family="paragraph" style:parent-style-name="Standard" style:list-style-name="WW8Num1">
      <style:paragraph-properties fo:margin-left="0.741cm" fo:margin-right="0cm" fo:text-align="start" style:justify-single-word="false" fo:text-indent="-0.741cm" style:auto-text-indent="false">
        <style:tab-stops>
          <style:tab-stop style:position="0.741cm"/>
        </style:tab-stops>
      </style:paragraph-properties>
    </style:style>
    <style:style style:name="T1" style:family="text">
      <style:text-properties fo:font-size="9pt" fo:language="en" fo:country="GB" style:font-size-asian="9pt"/>
    </style:style>
    <style:style style:name="T2" style:family="text">
      <style:text-properties style:font-name="Times New Roman" fo:language="en" fo:country="GB" style:font-name-asian="Arial Unicode MS" style:font-name-complex="Times New Roman"/>
    </style:style>
    <style:style style:name="T3" style:family="text">
      <style:text-properties style:font-name="Times New Roman" fo:language="en" fo:country="GB" officeooo:rsid="00189bae" style:font-name-asian="Arial Unicode MS" style:font-name-complex="Times New Roman"/>
    </style:style>
    <style:style style:name="T4" style:family="text">
      <style:text-properties style:font-name="Times New Roman" fo:language="en" fo:country="GB" officeooo:rsid="001b0a38" style:font-name-asian="Arial Unicode MS" style:font-name-complex="Times New Roman"/>
    </style:style>
    <style:style style:name="T5" style:family="text">
      <style:text-properties style:font-name="Times New Roman" fo:language="en" fo:country="GB" officeooo:rsid="001d3df1" style:font-name-asian="Arial Unicode MS" style:font-name-complex="Times New Roman"/>
    </style:style>
    <style:style style:name="T6" style:family="text">
      <style:text-properties fo:language="en" fo:country="GB" style:font-name-asian="Arial Unicode MS" style:font-name-complex="Times New Roman"/>
    </style:style>
    <style:style style:name="T7" style:family="text">
      <style:text-properties fo:language="en" fo:country="GB" officeooo:rsid="001d3df1" style:font-name-asian="Arial Unicode MS" style:font-name-complex="Times New Roman"/>
    </style:style>
    <style:style style:name="T8" style:family="text">
      <style:text-properties style:font-name-asian="Arial Unicode MS"/>
    </style:style>
    <style:style style:name="T9" style:family="text">
      <style:text-properties style:font-name-asian="Times New Roman"/>
    </style:style>
    <style:style style:name="T10" style:family="text">
      <style:text-properties fo:color="#000000" style:font-size-complex="12pt"/>
    </style:style>
    <style:style style:name="T11" style:family="text">
      <style:text-properties fo:color="#000000" fo:language="en" fo:country="GB" style:font-size-complex="12pt"/>
    </style:style>
    <style:style style:name="T12" style:family="text">
      <style:text-properties fo:color="#000000" fo:language="en" fo:country="GB" style:font-name-asian="Times New Roman" style:font-size-complex="12pt"/>
    </style:style>
    <style:style style:name="T13" style:family="text">
      <style:text-properties officeooo:rsid="001abe9e"/>
    </style:style>
    <style:style style:name="T14" style:family="text">
      <style:text-properties officeooo:rsid="001e8fd9"/>
    </style:style>
    <style:style style:name="fr1" style:family="graphic" style:parent-style-name="Frame">
      <style:graphic-properties fo:margin-left="0.319cm" fo:margin-right="0cm"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100%" fo:padding="0.002cm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6"><text:span text:style-name="T2">Dear S</text:span><text:span text:style-name="T6">ir/Madam</text:span></text:p>
      <text:p text:style-name="P5"/>
      <text:p text:style-name="P7"><text:span text:style-name="T2">I am writing to apply for the Junior Programmer position for your 2015 placement scheme</text:span><text:span text:style-name="T6">. As requested I have also attached my CV.</text:span></text:p>
      <text:p text:style-name="P8">I am currently in my second year of a BSc Computer Science degree at Coventry University, planning on graduating with a first and possibly undertaking a Masters degree in software development.</text:p>
      <text:p text:style-name="P4"/>
      <text:p text:style-name="P4">This position came to my attention when I attended a presentation given by Sports Direct representatives at Coventry University. I was particularly Interested in your application of C# and the .NET Framework as Windows based development is my key field of interest.</text:p>
      <text:p text:style-name="P4">I believe you are looking for a candidate who is dedicated and eager to learn, but is also able to work independently as well as in a close team, and not become a burden.</text:p>
      <text:p text:style-name="P11"><text:span text:style-name="T3">B</text:span><text:span text:style-name="T2">ased on these assumption</text:span><text:span text:style-name="T4">s</text:span><text:span text:style-name="T2"> and </text:span><text:span text:style-name="T4">my own technical and team skills I consider myself a very strong candidate for this roll. I can also guarantee to </text:span><text:span text:style-name="T5">push myself to strive and become a valuable asset to the Sports Direct team.</text:span></text:p>
      <text:p text:style-name="P5"/>
      <text:p text:style-name="P5">The advertisement states you are looking for someone with:</text:p>
      <text:list xml:id="list7959048891848853796" text:style-name="WW8Num1">
        <text:list-item>
          <text:p text:style-name="P14"><text:span text:style-name="T9">“</text:span><text:span text:style-name="T8">Experience developing software in any language.”</text:span></text:p>
        </text:list-item>
        <text:list-item>
          <text:p text:style-name="P15"><text:span text:style-name="T12">“</text:span><text:span text:style-name="T10">Proficient with installing, troubleshooting and supporting Microsoft XP, Office 2010/2013 and Windows</text:span><text:span text:style-name="T11">”.</text:span></text:p>
        </text:list-item>
      </text:list>
      <text:p text:style-name="P12"/>
      <text:p text:style-name="P7"><text:span text:style-name="T2">I b</text:span><text:span text:style-name="T6">egan developing software when I was fifteen in Visual Basic and since then I have gained proficiency in several other languages, such as Java, C++ and C#. As well as a basic understanding of HTML and CSS. </text:span><text:span text:style-name="T7">I achieved an average overall mark of 70.2% in my first year studies, as well as 100% score in the specific programming module.</text:span></text:p>
      <text:p text:style-name="P8">I have also spent time maintaining and troubleshooting computers, so I am familiar with all of the software stated.</text:p>
      <text:p text:style-name="P8">Through my academic studies, <text:span text:style-name="T13">and personal endeavours I have acquired a superb knowledge of the software development life cycle and development methodologies.</text:span></text:p>
      <text:p text:style-name="P8"/>
      <text:p text:style-name="P9">I <text:span text:style-name="T14">feel </text:span></text:p>
      <text:p text:style-name="P8"/>
      <text:p text:style-name="P10"/>
      <text:p text:style-name="P8">Yours Sincerely</text:p>
      <text:p text:style-name="P8"/>
      <text:p text:style-name="P8">Robert Rigler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imSun" svg:font-family="SimSun"/>
    <style:font-face style:name="Arial" svg:font-family="Arial" style:font-family-generic="swiss"/>
    <style:font-face style:name="Arial Unicode MS" svg:font-family="'Arial Unicode M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SimSun" style:font-family-asian="SimSun" style:font-size-asian="12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6pt" fo:font-style="normal" fo:font-weight="bold" style:letter-kerning="true" style:font-size-asian="16pt" style:font-style-asian="normal" style:font-weight-asian="bold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4pt" fo:font-style="italic" fo:font-weight="bold" style:font-size-asian="14pt" style:font-style-asian="italic" style:font-weight-asian="bold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3pt" fo:font-weight="bold" style:font-size-asian="13pt" style:font-weight-asian="bold" style:font-name-complex="Arial" style:font-family-complex="Arial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charset="x-symbol" fo:language="en" fo:country="GB" style:font-name-asian="Arial Unicode MS" style:font-family-asian="'Arial Unicode MS'" style:font-family-generic-asian="swiss" style:font-name-complex="Wingdings" style:font-family-complex="Wingdings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MP3" style:family="paragraph" style:parent-style-name="Standard">
      <style:paragraph-properties style:snap-to-layout-grid="false"/>
    </style:style>
    <style:style style:name="MT1" style:family="text">
      <style:text-properties fo:font-size="9pt" fo:language="en" fo:country="GB" style:font-size-asian="9pt"/>
    </style:style>
    <style:style style:name="Mfr1" style:family="graphic" style:parent-style-name="Frame">
      <style:graphic-properties fo:margin-left="0.319cm" fo:margin-right="0cm"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100%" fo:padding="0.002cm" fo:border="none">
        <style:background-image/>
      </style:graphic-properties>
    </style:style>
    <style:page-layout style:name="Mpm1">
      <style:page-layout-properties fo:page-width="21.59cm" fo:page-height="27.903cm" style:num-format="1" style:print-orientation="portrait" fo:margin-top="1.249cm" fo:margin-bottom="1.249cm" fo:margin-left="3.17cm" fo:margin-right="3.17cm" style:writing-mode="lr-tb" style:layout-grid-color="#c0c0c0" style:layout-grid-lines="50" style:layout-grid-base-height="0.50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draw:frame draw:style-name="Mfr1" draw:name="Frame1" text:anchor-type="char" svg:y="0cm" draw:z-index="0"><draw:text-box fo:min-height="0.041cm" fo:min-width="0.041cm"><text:p text:style-name="MP3"><text:span text:style-name="MT1">Page </text:span><text:span text:style-name="MT1"><text:page-number text:select-page="current">1</text:page-number></text:span><text:span text:style-name="MT1"> of </text:span><text:span text:style-name="MT1"><text:page-count style:num-format="1">1</text:page-count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ar Sports Direct </dc:title>
    <meta:initial-creator>Rob</meta:initial-creator>
    <meta:creation-date>2010-05-06T13:11:00</meta:creation-date>
    <dc:date>2014-11-27T18:28:39.220731369</dc:date>
    <meta:editing-cycles>7</meta:editing-cycles>
    <meta:generator>LibreOffice/4.2.7.2$Linux_X86_64 LibreOffice_project/420m0$Build-2</meta:generator>
    <meta:editing-duration>PT26M29S</meta:editing-duration>
    <meta:document-statistic meta:table-count="0" meta:image-count="0" meta:object-count="0" meta:page-count="1" meta:paragraph-count="16" meta:word-count="313" meta:character-count="1858" meta:non-whitespace-character-count="1561"/>
    <meta:user-defined meta:name="KSOProductBuildVer">1033-9.1.0.4758</meta:user-defined>
  </office:meta>
</office:document-meta>
</file>